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5.327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8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327cm"/>
    </style:style>
    <style:style style:name="Table2.B" style:family="table-column">
      <style:table-column-properties style:column-width="5.329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loext:contextual-spacing="false"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loext:contextual-spacing="false" fo:margin-top="0cm" fo:margin-bottom="0cm" fo:line-height="100%" fo:text-align="center" style:justify-single-word="false"/>
    </style:style>
    <style:style style:name="P3" style:family="paragraph" style:parent-style-name="Normal">
      <style:paragraph-properties loext:contextual-spacing="false" fo:margin-top="0cm" fo:margin-bottom="0cm" fo:line-height="100%"/>
    </style:style>
    <style:style style:name="P4" style:family="paragraph" style:parent-style-name="Normal">
      <style:text-properties fo:color="#ff0000" fo:font-weight="bold" style:font-weight-asian="bold" style:font-weight-complex="bold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text-properties fo:color="#002060"/>
    </style:style>
    <style:style style:name="P7" style:family="paragraph" style:parent-style-name="Normal">
      <style:text-properties fo:color="#0084d1"/>
    </style:style>
    <style:style style:name="P8" style:family="paragraph" style:parent-style-name="Normal">
      <style:text-properties fo:color="#c5000b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84d1"/>
    </style:style>
    <style:style style:name="T3" style:family="text">
      <style:text-properties fo:color="#0084d1" style:font-name-complex="Calibri"/>
    </style:style>
    <style:style style:name="T4" style:family="text">
      <style:text-properties fo:color="#c5000b" style:font-name-complex="Calibri"/>
    </style:style>
    <style:style style:name="T5" style:family="text">
      <style:text-properties fo:color="#000000" style:text-line-through-style="none" style:font-name="Calibri1" fo:font-size="11.5pt" style:text-underline-style="none" fo:font-weight="normal" style:font-name-asian="Calibri1" style:font-size-asian="11.5pt" style:font-weight-asian="normal" style:font-name-complex="Calibri1" style:font-size-complex="11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quivalent Classes and Properties</text:span></text:p>
      <text:p text:style-name="P4">Classe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ZOO</text:p>
          </table:table-cell>
          <table:table-cell table:style-name="Table1.A1" office:value-type="string">
            <text:p text:style-name="P1">wpCSP</text:p>
          </table:table-cell>
          <table:table-cell table:style-name="Table1.A1" office:value-type="string">
            <text:p text:style-name="P1">JRC-LIST</text:p>
          </table:table-cell>
        </table:table-row>
        <table:table-row>
          <table:table-cell table:style-name="Table1.A1" office:value-type="string">
            <text:p text:style-name="P2">Project</text:p>
          </table:table-cell>
          <table:table-cell table:style-name="Table1.A1" office:value-type="string">
            <text:p text:style-name="P2">Project</text:p>
          </table:table-cell>
          <table:table-cell table:style-name="Table1.A1" office:value-type="string">
            <text:p text:style-name="P2">Project</text:p>
          </table:table-cell>
        </table:table-row>
        <table:table-row>
          <table:table-cell table:style-name="Table1.A1" office:value-type="string">
            <text:p text:style-name="P2">category</text:p>
          </table:table-cell>
          <table:table-cell table:style-name="Table1.A1" office:value-type="string">
            <text:p text:style-name="P2">discipline</text:p>
          </table:table-cell>
          <table:table-cell table:style-name="Table1.A1" office:value-type="string">
            <text:p text:style-name="P2">primaryEnvironmentalField</text:p>
          </table:table-cell>
        </table:table-row>
        <table:table-row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projectName</text:p>
          </table:table-cell>
          <table:table-cell table:style-name="Table1.A1" office:value-type="string">
            <text:p text:style-name="P2">name</text:p>
          </table:table-cell>
        </table:table-row>
        <table:table-row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2">desc</text:p>
          </table:table-cell>
          <table:table-cell table:style-name="Table1.A1" office:value-type="string">
            <text:p text:style-name="P2">briefDescription</text:p>
          </table:table-cell>
        </table:table-row>
        <table:table-row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Began</text:p>
          </table:table-cell>
          <table:table-cell table:style-name="Table1.A1" office:value-type="string">
            <text:p text:style-name="P2">StartYear</text:p>
          </table:table-cell>
        </table:table-row>
        <table:table-row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rea</text:p>
          </table:table-cell>
          <table:table-cell table:style-name="Table1.A1" office:value-type="string">
            <text:p text:style-name="P2">geographicCoverage</text:p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first_photo</text:p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-</text:p>
          </table:table-cell>
          <table:table-cell table:style-name="Table1.A1" office:value-type="string">
            <text:p text:style-name="P2">app_debut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launch</text:p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sponsoringOrg</text:p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year</text:p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ol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>institution</text:p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>task</text:p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>teamMember</text:p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>zoouserid</text:p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SDG</text:p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contact</text:p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website</text:p>
          </table:table-cell>
        </table:table-row>
        <table:table-row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/>
          </table:table-cell>
          <table:table-cell table:style-name="Table1.A8" office:value-type="string">
            <text:p text:style-name="P2">geographicExtent</text:p>
          </table:table-cell>
        </table:table-row>
      </table:table>
      <text:p text:style-name="Normal"/>
      <text:p text:style-name="Normal">Properties</text:p>
      <text:p text:style-name="Normal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ZOO</text:p>
          </table:table-cell>
          <table:table-cell table:style-name="Table2.A1" office:value-type="string">
            <text:p text:style-name="P1">wpCSP</text:p>
          </table:table-cell>
          <table:table-cell table:style-name="Table2.A1" office:value-type="string">
            <text:p text:style-name="P1">JRC-LIST</text:p>
          </table:table-cell>
        </table:table-row>
        <table:table-row>
          <table:table-cell table:style-name="Table2.A1" office:value-type="string">
            <text:p text:style-name="P2">hasZoouserid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hasName</text:p>
          </table:table-cell>
          <table:table-cell table:style-name="Table2.A1" office:value-type="string">
            <text:p text:style-name="P2">hasName</text:p>
          </table:table-cell>
          <table:table-cell table:style-name="Table2.A1" office:value-type="string">
            <text:p text:style-name="P2">hasName</text:p>
          </table:table-cell>
        </table:table-row>
        <table:table-row>
          <table:table-cell table:style-name="Table2.A1" office:value-type="string">
            <text:p text:style-name="P2">hasCategory</text:p>
          </table:table-cell>
          <table:table-cell table:style-name="Table2.A1" office:value-type="string">
            <text:p text:style-name="P2">hasDiscipline</text:p>
          </table:table-cell>
          <table:table-cell table:style-name="Table2.A1" office:value-type="string">
            <text:p text:style-name="P2">hasPrimaryEnvironmentalField</text:p>
          </table:table-cell>
        </table:table-row>
        <table:table-row>
          <table:table-cell table:style-name="Table2.A1" office:value-type="string">
            <text:p text:style-name="P2">hasDesc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3">hasBriefDescription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hasSponsoringOrg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hasBegan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hasArea</text:p>
          </table:table-cell>
          <table:table-cell table:style-name="Table2.A1" office:value-type="string">
            <text:p text:style-name="P2">hasGeographicCoverage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8">Axioms <text:s/>Zoo.ttl</text:p>
      <text:p text:style-name="P6"><text:span text:style-name="T2">Project </text:span><text:span text:style-name="Default_20_Paragraph_20_Font"><text:span text:style-name="T5"> </text:span></text:span><text:span text:style-name="T2">(hasTeammember <text:s/>some <text:s/>teamMember)</text:span></text:p>
      <text:p text:style-name="Normal"><text:span text:style-name="T2">teamMember <text:s/></text:span><text:span text:style-name="Default_20_Paragraph_20_Font"><text:span text:style-name="T5"> </text:span></text:span><text:span text:style-name="T2">( hasInstitution <text:s/>only <text:s/>institution) <text:s/>and <text:s/>(hasName <text:s/>only <text:s/>name) <text:s/>and <text:s/>(hasRole <text:s/>only <text:s/>role) <text:s/>or <text:s/>( hasZoouserid <text:s/>only <text:s/>zoouserid )</text:span></text:p>
      <text:p text:style-name="P8">Axioms <text:s/>jrcList.ttl</text:p>
      <text:p text:style-name="Normal"><text:span text:style-name="T2">CSP </text:span><text:span text:style-name="T5"> <text:s/></text:span><text:span text:style-name="T2">Project </text:span></text:p>
      <text:p text:style-name="Normal"><text:span text:style-name="T2">CSP </text:span><text:span text:style-name="Default_20_Paragraph_20_Font"><text:span text:style-name="T5"> </text:span></text:span><text:span text:style-name="T2"><text:s/>hasRelatedtosdg some SDG )</text:span></text:p>
      <text:p text:style-name="Normal"><text:soft-page-break/><text:span text:style-name="T2">Project </text:span><text:span text:style-name="Default_20_Paragraph_20_Font"><text:span text:style-name="T5"></text:span></text:span><text:span text:style-name="T2"> ( hasRelatedtosdg some SDG )</text:span></text:p>
      <text:p text:style-name="Normal"><text:span text:style-name="T2"><text:s/>CSP <text:s/></text:span><text:span text:style-name="Default_20_Paragraph_20_Font"><text:span text:style-name="T5"> </text:span></text:span><text:span text:style-name="T2">Project</text:span></text:p>
      <text:p text:style-name="Normal"><text:span text:style-name="T2">CSP </text:span><text:span text:style-name="Default_20_Paragraph_20_Font"><text:span text:style-name="T5"> </text:span></text:span><text:span text:style-name="T2">hasStronglyrelatedtosdg some SDG)</text:span></text:p>
      <text:p text:style-name="Normal"><text:span text:style-name="Default_20_Paragraph_20_Font"><text:span text:style-name="T3">Project </text:span></text:span><text:span text:style-name="Default_20_Paragraph_20_Font"><text:span text:style-name="T5"> </text:span></text:span><text:span text:style-name="Default_20_Paragraph_20_Font"><text:span text:style-name="T3">(hasStronglyrelatedtosdg some SDG)</text:span></text:span></text:p>
      <text:p text:style-name="P8"><text:span text:style-name="Default_20_Paragraph_20_Font"><text:span text:style-name="T4">Axioms <text:s/>wpCSP.ttl</text:span></text:span></text:p>
      <text:p text:style-name="P7">Project <text:span text:style-name="T5"> (</text:span>sponsoringOrg some wp) or ( sponsoringOrg some _: ) <text:s text:c="2"/>????? Blank nodes as _: name</text:p>
      <text:p text:style-name="P7">Project <text:span text:style-name="T5"> </text:span><text:s/>(discipline some wp) and (discipline some di)</text:p>
      <text:p text:style-name="P7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cm" fo:line-height="100%" fo:hyphenation-ladder-count="no-limit" style:text-autospace="none"/>
      <style:text-properties fo:color="#000000" style:font-name="Symbol" fo:font-size="12pt" style:font-size-asian="12pt" style:font-name-complex="Symbol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dc:description/>
    <dc:subject/>
    <meta:initial-creator>diego guillen</meta:initial-creator>
    <meta:creation-date>2020-01-12T16:50:00Z</meta:creation-date>
    <dc:date>2020-01-14T19:44:02.30</dc:date>
    <meta:editing-cycles>8</meta:editing-cycles>
    <meta:editing-duration>PT2H27M43S</meta:editing-duration>
    <meta:document-statistic meta:table-count="2" meta:image-count="0" meta:object-count="0" meta:page-count="2" meta:paragraph-count="70" meta:word-count="146" meta:character-count="1076"/>
    <meta:template xlink:type="simple" xlink:actuate="onRequest" xlink:title="" xlink:href="../../../../../Downloads/Equivalent%20Classes%20and%20Properties%20(1).odt/Normal"/>
  </office:meta>
</office:document-meta>
</file>